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mbria1" svg:font-family="Cambria, serif"/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28cm" fo:break-before="auto" fo:break-after="auto" table:align="margins"/>
    </style:style>
    <style:style style:name="Table1.A" style:family="table-column">
      <style:table-column-properties style:column-width="6.239cm" style:rel-column-width="14601*"/>
    </style:style>
    <style:style style:name="Table1.B" style:family="table-column">
      <style:table-column-properties style:column-width="21.761cm" style:rel-column-width="50934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text-align="center" style:justify-single-word="false" fo:text-indent="1.501cm" style:auto-text-indent="false"/>
      <style:text-properties style:font-name="Cambria" fo:font-size="14pt" fo:language="ru" fo:country="RU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en" fo:country="US" style:font-size-asian="14pt" style:font-size-complex="14pt"/>
    </style:style>
    <style:style style:name="P11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P12" style:family="paragraph" style:parent-style-name="Text_20_body">
      <style:paragraph-properties fo:margin-left="0cm" fo:margin-right="0cm" fo:margin-top="0cm" fo:margin-bottom="0.199cm" fo:line-height="100%" fo:text-align="justify" style:justify-single-word="false" fo:text-indent="1.501cm" style:auto-text-indent="false"/>
      <style:text-properties style:font-name="Cambria" fo:font-size="14pt" fo:language="ru" fo:country="RU" fo:font-weight="normal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margin-left="0cm" fo:margin-right="0cm" fo:margin-top="0cm" fo:margin-bottom="0.199cm" fo:line-height="100%" fo:text-align="justify" style:justify-single-word="false" fo:text-indent="1.501cm" style:auto-text-indent="false"/>
    </style:style>
    <style:style style:name="P14" style:family="paragraph" style:parent-style-name="Text_20_body">
      <style:paragraph-properties fo:margin-left="0cm" fo:margin-right="0cm" fo:text-align="center" style:justify-single-word="false" fo:text-indent="1.501cm" style:auto-text-indent="false"/>
      <style:text-properties fo:color="#000000" style:font-name="Cambria" fo:font-style="normal" style:font-size-asian="14pt" style:font-style-asian="normal" style:font-size-complex="14pt" style:font-style-complex="normal"/>
    </style:style>
    <style:style style:name="P15" style:family="paragraph" style:parent-style-name="Text_20_body">
      <style:paragraph-properties fo:margin-left="0cm" fo:margin-right="0cm" fo:text-align="start" style:justify-single-word="false" fo:text-indent="1.501cm" style:auto-text-indent="false"/>
      <style:text-properties fo:color="#000000" style:font-name="Cambria" fo:language="en" fo:country="US" fo:font-style="normal" style:font-size-asian="14pt" style:font-style-asian="normal" style:font-size-complex="14pt" style:font-style-complex="normal"/>
    </style:style>
    <style:style style:name="P16" style:family="paragraph" style:parent-style-name="Text_20_body">
      <style:paragraph-properties fo:margin-left="0cm" fo:margin-right="0cm" fo:text-align="start" style:justify-single-word="false" fo:text-indent="1.501cm" style:auto-text-indent="false"/>
      <style:text-properties fo:color="#000000" style:font-name="Cambria" fo:language="ru" fo:country="RU" fo:font-style="normal" style:font-size-asian="14pt" style:font-style-asian="normal" style:font-size-complex="14pt" style:font-style-complex="normal"/>
    </style:style>
    <style:style style:name="P17" style:family="paragraph" style:parent-style-name="Text_20_body">
      <style:paragraph-properties fo:margin-left="0cm" fo:margin-right="0cm" fo:text-align="center" style:justify-single-word="false" fo:text-indent="1.501cm" style:auto-text-indent="false"/>
      <style:text-properties fo:color="#000000" style:font-name="Cambria" fo:language="ru" fo:country="RU" fo:font-style="normal" style:font-size-asian="14pt" style:font-style-asian="normal" style:font-size-complex="14pt" style:font-style-complex="normal"/>
    </style:style>
    <style:style style:name="P18" style:family="paragraph" style:parent-style-name="Text_20_body">
      <style:paragraph-properties fo:margin-left="0cm" fo:margin-right="0cm" fo:line-height="100%" fo:text-align="justify" style:justify-single-word="false" fo:text-indent="1.501cm" style:auto-text-indent="false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cc" style:font-name="Cambria" fo:font-size="18pt" fo:language="ru" fo:country="RU" style:font-size-asian="18pt" style:font-size-complex="18pt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21" style:family="paragraph" style:parent-style-name="Text_20_body">
      <style:paragraph-properties fo:margin-left="0.106cm" fo:margin-right="0.106cm" fo:margin-top="0cm" fo:margin-bottom="0.199cm" fo:line-height="100%" fo:text-align="center" style:justify-single-word="false" fo:text-indent="0cm" style:auto-text-indent="false"/>
      <style:text-properties style:font-name="Cambria" fo:font-size="14pt" fo:language="ru" fo:country="RU" fo:font-weight="normal" style:font-size-asian="14pt" style:font-weight-asian="normal" style:font-size-complex="14pt" style:font-weight-complex="normal"/>
    </style:style>
    <style:style style:name="P22" style:family="paragraph" style:parent-style-name="Text_20_body">
      <style:paragraph-properties fo:margin-left="0cm" fo:margin-right="0cm" fo:margin-top="0cm" fo:margin-bottom="0.199cm" fo:line-height="100%" fo:text-align="center" style:justify-single-word="false" fo:text-indent="1.501cm" style:auto-text-indent="false"/>
      <style:text-properties style:font-name="Cambria" fo:font-size="14pt" fo:language="ru" fo:country="RU" fo:font-weight="normal" style:font-size-asian="14pt" style:font-weight-asian="normal" style:font-size-complex="14pt" style:font-weight-complex="normal"/>
    </style:style>
    <style:style style:name="P23" style:family="paragraph" style:parent-style-name="Text_20_body">
      <style:paragraph-properties fo:margin-left="0cm" fo:margin-right="0cm" fo:margin-top="0cm" fo:margin-bottom="0.199cm" fo:line-height="100%" fo:text-align="start" style:justify-single-word="false" fo:text-indent="1.501cm" style:auto-text-indent="false"/>
      <style:text-properties style:font-name="Cambria" fo:font-size="14pt" fo:language="ru" fo:country="RU" fo:font-weight="normal" style:font-size-asian="14pt" style:font-weight-asian="normal" style:font-size-complex="14pt" style:font-weight-complex="normal"/>
    </style:style>
    <style:style style:name="T1" style:family="text">
      <style:text-properties style:font-name="Cambria" fo:font-size="14pt" fo:language="ru" fo:country="RU" fo:font-weight="normal" style:font-size-asian="14pt" style:font-weight-asian="normal" style:font-size-complex="14pt" style:font-weight-complex="normal"/>
    </style:style>
    <style:style style:name="T2" style:family="text">
      <style:text-properties style:font-name="Cambria" fo:font-size="14pt" fo:language="ru" fo:country="RU" style:font-size-asian="14pt" style:font-size-complex="14pt"/>
    </style:style>
    <style:style style:name="T3" style:family="text">
      <style:text-properties style:font-name="Cambria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" style:family="text">
      <style:text-properties style:font-name="Cambria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style:font-name="Cambria" fo:font-size="14pt" fo:language="en" fo:country="US" fo:font-weight="normal" style:font-size-asian="14pt" style:font-weight-asian="normal" style:font-size-complex="14pt" style:font-weight-complex="normal"/>
    </style:style>
    <style:style style:name="T6" style:family="text">
      <style:text-properties style:font-name="Cambria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" style:family="text">
      <style:text-properties style:font-name="Cambria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background-color="transparent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style="normal" style:font-style-asian="normal" style:font-style-complex="normal"/>
    </style:style>
    <style:style style:name="T12" style:family="text">
      <style:text-properties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background-color="transparent"/>
    </style:style>
    <style:style style:name="T16" style:family="text">
      <style:text-properties style:text-position="0% 100%" style:font-name="Cambria" fo:font-size="14pt" fo:language="en" fo:country="US" style:font-size-asian="14pt" style:font-size-complex="14pt"/>
    </style:style>
    <style:style style:name="T17" style:family="text">
      <style:text-properties style:text-position="super 58%" style:font-name="Cambria" fo:font-size="14pt" fo:language="en" fo:country="US" style:font-size-asian="14pt" style:font-size-complex="14pt"/>
    </style:style>
    <style:style style:name="T18" style:family="text">
      <style:text-properties style:font-name="Cambria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style:font-name="Cambria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style:font-name="Cambria1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9cm" svg:height="0.87cm" draw:z-index="0"><draw:image xlink:href="../images/3610.png" xlink:type="simple" xlink:show="embed" xlink:actuate="onLoad"/></draw:frame></text:p>
          </table:table-cell>
          <table:table-cell table:style-name="Table1.B1" office:value-type="string">
            <text:p text:style-name="P19">Обратное дискретно-косинусное преобразование</text:p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<text:span text:style-name="T9"> векторизован 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1" draw:name="Графический объект2" text:anchor-type="as-char" svg:width="3.551cm" svg:height="2.57cm" draw:z-index="1"><draw:image xlink:href="../images/3610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>
          <table:table-cell table:style-name="Table1.A2" table:number-columns-spanned="2" office:value-type="string">
            <text:p text:style-name="P16">Блок предназначен для применения обратного <text:span text:style-name="T14">дискретно-косинусного</text:span> преобразования к последовательностям действительных чисел по следующему правилу:</text:p>
            <text:p text:style-name="P14"><text:span text:style-name="T10"><draw:frame draw:style-name="fr2" draw:name="Объект2" text:anchor-type="as-char" svg:width="6.493cm" svg:height="1.139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0"><text:tab/></text:span><text:span text:style-name="T14"><draw:frame draw:style-name="fr2" draw:name="Объект3" text:anchor-type="as-char" svg:width="2.268cm" svg:height="0.469cm" draw:z-index="6"><draw:object xlink:href="./Object 1" xlink:type="simple" xlink:show="embed" xlink:actuate="onLoad"/><draw:image xlink:href="./ObjectReplacements/Object 1" xlink:type="simple" xlink:show="embed" xlink:actuate="onLoad"/></draw:frame></text:span></text:p>
            <text:p text:style-name="P16">где</text:p>
            <text:p text:style-name="P17"><draw:frame draw:style-name="fr2" draw:name="Объект4" text:anchor-type="as-char" svg:width="4.09cm" svg:height="2.358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  <text:p text:style-name="P15">где</text:p>
            <text:p text:style-name="P15">N – количество элементов вектора x;</text:p>
            <text:p text:style-name="P15">y – массив действительных чисел;</text:p>
            <text:p text:style-name="P15">x – <text:span text:style-name="T10">результирующий массив.</text:span></text:p>
            <text:p text:style-name="P11"><text:span text:style-name="T2">При этом используется алгоритм быстрого преобразования. Наибольшая эффективность достигается при использовании серий размера 2</text:span><text:span text:style-name="T17">N</text:span><text:span text:style-name="T16">.</text:span></text:p>
            <text:p text:style-name="P7"/>
            <text:p text:style-name="P6">Входы:</text:p>
            <text:p text:style-name="P10"><text:span text:style-name="T8">DataInput</text:span> – <text:span text:style-name="T10">входной сигнал;</text:span></text:p>
            <text:p text:style-name="P10"><text:span text:style-name="T8">Sync</text:span><text:span text:style-name="T10"> – вход для синхроимпульсов;</text:span></text:p>
            <text:p text:style-name="P6">Выходы:</text:p>
            <text:p text:style-name="P9">DataOut –<text:span text:style-name="T13"> </text:span><text:span text:style-name="T11">выходной отфильтрованный сигнал;</text:span></text:p>
            <text:p text:style-name="P6">Свойства блока:</text:p>
            <text:p text:style-name="P11"><text:span text:style-name="T3">Размер серии </text:span><text:span text:style-name="T6">–</text:span><text:span text:style-name="T4"> целое число, размерность массива данных, накапливаемых для обработки.</text:span></text:p>
            <text:p text:style-name="P8"/>
            <text:p text:style-name="P18"><text:span text:style-name="T18">На входной порт </text:span><text:span text:style-name="T19">DataInput</text:span><text:span text:style-name="T18"> подается вектор из действительных чисел. На выходном порте формируется результат обратного дискретного косинусного преобразования, то есть вектор действительных чисел с коэффициентами.</text:span><text:span text:style-name="T12"> </text:span><text:span text:style-name="T18">Срабатывание блока происходит по переднему фронту синхроимпульсов единичной амплитуды, поступающих на входной порт </text:span><text:span text:style-name="T20">Sync.</text:span></text:p>
            <text:p text:style-name="P8"/>
            <text:p text:style-name="P6">Пример использования блока:</text:p>
            <text:p text:style-name="P12"><text:soft-page-break/>Рассмотрим пример использования блока обратного дискретно-косинусного преобразования, расположенный по адресу <text:span text:style-name="T9">%</text:span><text:span text:style-name="T15">PROGRAMM_DIR</text:span><text:span text:style-name="T9">%</text:span><text:span text:style-name="T15">\Demo\Automatic\Обработка сигналов</text:span><text:span text:style-name="T9">\дискретно косинусное преобразование.prt</text:span>:</text:p>
            <text:p text:style-name="P21"><draw:frame draw:style-name="fr1" draw:name="Графический объект3" text:anchor-type="as-char" svg:width="17.889cm" svg:height="8.729cm" draw:z-index="4"><draw:image xlink:href="../images/3609_1.png" xlink:type="simple" xlink:show="embed" xlink:actuate="onLoad"/></draw:frame></text:p>
            <text:p text:style-name="P13"><text:span text:style-name="T1">Здесь блок обратного дискретно-косинусного преобразования используется в некоторой схеме обработки сигнала. Исходный сигнал представляет собой сумму двух синусоид </text:span><text:span text:style-name="T5">(1)</text:span><text:span text:style-name="T1"> частотой 1Гц и 4Гц, которая подается на блок буфера </text:span><text:span text:style-name="T5">(2)</text:span><text:span text:style-name="T1">, формирующий массив из 128 отсчетов с частотой дискретизации 10Гц, задаваемой синхроимпульсами на входе </text:span><text:span text:style-name="T7">Sync</text:span><text:span text:style-name="T5">.</text:span><text:span text:style-name="T1"> Образованный массив подвергается прямому дискретному преобразованию с помощью соответствующего блока </text:span><text:span text:style-name="T5">(3). После че</text:span><text:span text:style-name="T1">го полученный массив действительных чисел проходит процедуру обратного дискретно-косинусного преобразования с помощью описываемого блока (4), результат которого выводится с помощью блока последовательного вывода (5). В качестве сигнала срабатывания блоков преобразования и сигнала записи данных в регистр используется сигнал готовности данных буфера. Результат работы схемы:</text:span></text:p>
            <text:p text:style-name="P22"><draw:frame draw:style-name="fr1" draw:name="Графический объект4" text:anchor-type="as-char" svg:width="18.65cm" svg:height="8.47cm" draw:z-index="5"><draw:image xlink:href="../images/3609_2.png" xlink:type="simple" xlink:show="embed" xlink:actuate="onLoad"/></draw:frame></text:p>
            <text:p text:style-name="P23">Запаздывание формируется за счет времени накопления заданного количества отсчетов в серии. Чем больше частота работы схемы и чем меньше отсчетов в серии, тем меньше будет время запаздывания.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20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mbria1" svg:font-family="Cambria, serif"/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cm" fo:page-height="30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братное дискретно-косинусное преобразование</dc:title>
    <dc:date>2016-08-11T15:25:46.59</dc:date>
    <meta:generator>OpenOffice/4.1.1$Win32 OpenOffice.org_project/411m6$Build-9775</meta:generator>
    <meta:editing-duration>P2DT7H6M42S</meta:editing-duration>
    <meta:editing-cycles>89</meta:editing-cycles>
    <dc:creator>ILYA KUBENSKIY</dc:creator>
    <meta:document-statistic meta:table-count="1" meta:image-count="4" meta:object-count="3" meta:page-count="2" meta:paragraph-count="29" meta:word-count="266" meta:character-count="2238"/>
  </office:meta>
</office:document-meta>
</file>

<file path=Object 1/content.xml><?xml version="1.0" encoding="utf-8"?>
<math xmlns="http://www.w3.org/1998/Math/MathML">
  <semantics>
    <mrow>
      <mrow>
        <mi>n</mi>
        <mo stretchy="false">=</mo>
        <mn>1,2</mn>
      </mrow>
      <mi>,</mi>
      <mn>...</mn>
      <mi>N</mi>
    </mrow>
    <annotation encoding="StarMath 5.0">n=1,2,...N</annotation>
  </semantics>
</math>
</file>

<file path=Object 2/content.xml><?xml version="1.0" encoding="utf-8"?>
<math xmlns="http://www.w3.org/1998/Math/MathML">
  <semantics>
    <mrow>
      <mrow>
        <msub>
          <mi>x</mi>
          <mrow>
            <mi>n</mi>
          </mrow>
        </msub>
        <mo stretchy="false">=</mo>
        <mrow>
          <munderover>
            <mo stretchy="false">∑</mo>
            <mrow>
              <mrow>
                <mi>k</mi>
                <mo stretchy="false">=</mo>
                <mn>1</mn>
              </mrow>
            </mrow>
            <mrow>
              <mi>N</mi>
            </mrow>
          </munderover>
          <msub>
            <mi>w</mi>
            <mrow>
              <mi>k</mi>
            </mrow>
          </msub>
        </mrow>
      </mrow>
      <msub>
        <mi>y</mi>
        <mrow>
          <mi>k</mi>
        </mrow>
      </msub>
      <mi>cos</mi>
      <mfenced open="(" close=")">
        <mrow>
          <mfrac>
            <mrow>
              <mo stretchy="false">π</mo>
            </mrow>
            <mrow>
              <mn>2N</mn>
            </mrow>
          </mfrac>
          <mrow>
            <mo stretchy="false">(</mo>
            <mrow>
              <mrow>
                <mn>2n</mn>
                <mo stretchy="false">−</mo>
                <mn>1</mn>
              </mrow>
            </mrow>
            <mo stretchy="false">)</mo>
          </mrow>
          <mrow>
            <mo stretchy="false">(</mo>
            <mrow>
              <mrow>
                <mi>k</mi>
                <mo stretchy="false">−</mo>
                <mn>1</mn>
              </mrow>
            </mrow>
            <mo stretchy="false">)</mo>
          </mrow>
        </mrow>
      </mfenced>
    </mrow>
    <annotation encoding="StarMath 5.0">x_{n}=sum from{k=1} to{N} w_{k}y_{k}cos left ( {%ipi } over {2N}(2n-1)(k-1)  right )  </annotation>
  </semantics>
</math>
</file>

<file path=Object 4/content.xml><?xml version="1.0" encoding="utf-8"?>
<math xmlns="http://www.w3.org/1998/Math/MathML">
  <semantics>
    <mrow>
      <mi>w</mi>
      <mrow>
        <mrow>
          <mo stretchy="false">(</mo>
          <mrow>
            <mi>k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frac>
                      <mrow>
                        <mn>1</mn>
                      </mrow>
                      <mrow>
                        <msqrt>
                          <mrow>
                            <mi>N</mi>
                          </mrow>
                        </msqrt>
                      </mrow>
                    </mfrac>
                    <mi>,</mi>
                    <mrow>
                      <mi>k</mi>
                      <mo stretchy="false">=</mo>
                      <mn>1</mn>
                    </mrow>
                  </mrow>
                </mtd>
              </mtr>
              <mtr>
                <mtd>
                  <mrow>
                    <msqrt>
                      <mrow>
                        <mfrac>
                          <mrow>
                            <mn>2</mn>
                          </mrow>
                          <mrow>
                            <mi>N</mi>
                          </mrow>
                        </mfrac>
                      </mrow>
                    </msqrt>
                    <mi>,</mi>
                    <mrow>
                      <mrow>
                        <mn>2</mn>
                        <mo stretchy="false">⩽</mo>
                        <mi>k</mi>
                      </mrow>
                      <mo stretchy="false">⩽</mo>
                      <mi>N</mi>
                    </mrow>
                  </mrow>
                </mtd>
              </mtr>
            </mtable>
          </mrow>
        </mrow>
      </mrow>
    </mrow>
    <annotation encoding="StarMath 5.0">w(k)=left lbrace stack{{1} over {sqrt{N} }, k=1 #sqrt{{2} over {N} }, 2 leslant k leslant N}   right none</annotation>
  </semantics>
</math>
</file>